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5" table:default-cell-style-name="ce2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4"/>
        <table:table-column table:style-name="co12" table:default-cell-style-name="ce3"/>
        <table:table-column table:style-name="co13" table:number-columns-repeated="2" table:default-cell-style-name="ce4"/>
        <table:table-column table:style-name="co13" table:number-columns-repeated="1008" table:default-cell-style-name="ce2"/>
        <table:table-column table:style-name="co13" table:default-cell-style-name="ce5"/>
        <table:table-row table:style-name="ro2">
          <table:table-cell office:value-type="string">
            <text:p>Name</text:p>
          </table:table-cell>
          <table:table-cell office:value-type="string">
            <text:p>Platz</text:p>
          </table:table-cell>
          <table:table-cell office:value-type="string">
            <text:p>gesamt</text:p>
          </table:table-cell>
          <table:table-cell office:value-type="string">
            <text:p>atoll</text:p>
          </table:table-cell>
          <table:table-cell office:value-type="string">
            <text:p>block</text:p>
          </table:table-cell>
          <table:table-cell office:value-type="string">
            <text:p>bogen</text:p>
          </table:table-cell>
          <table:table-cell office:value-type="string">
            <text:p>bruecke</text:p>
          </table:table-cell>
          <table:table-cell office:value-type="string">
            <text:p>island</text:p>
          </table:table-cell>
          <table:table-cell office:value-type="string">
            <text:p>moewe</text:p>
          </table:table-cell>
          <table:table-cell office:value-type="string">
            <text:p>pacman</text:p>
          </table:table-cell>
          <table:table-cell office:value-type="string">
            <text:p>pirates</text:p>
          </table:table-cell>
          <table:table-cell office:value-type="string">
            <text:p>qualle</text:p>
          </table:table-cell>
          <table:table-cell office:value-type="string">
            <text:p>see</text:p>
          </table:table-cell>
          <table:table-cell office:value-type="string">
            <text:p>totenkopf</text:p>
          </table:table-cell>
          <table:table-cell office:value-type="string">
            <text:p>vulkan</text:p>
          </table:table-cell>
          <table:table-cell office:value-type="string">
            <text:p>zbrenneis</text:p>
          </table:table-cell>
          <table:table-cell office:value-type="string">
            <text:p>zdemel</text:p>
          </table:table-cell>
          <table:table-cell office:value-type="string">
            <text:p>zegg6bn</text:p>
          </table:table-cell>
          <table:table-cell office:value-type="string">
            <text:p>zhettrich</text:p>
          </table:table-cell>
          <table:table-cell office:value-type="string">
            <text:p>zhummelkleine</text:p>
          </table:table-cell>
          <table:table-cell office:value-type="string">
            <text:p>zpummer</text:p>
          </table:table-cell>
          <table:table-cell office:value-type="string">
            <text:p>zrichterj</text:p>
          </table:table-cell>
          <table:table-cell office:value-type="string">
            <text:p>zrichtert</text:p>
          </table:table-cell>
          <table:table-cell office:value-type="string">
            <text:p>zsatzger</text:p>
          </table:table-cell>
          <table:table-cell office:value-type="string">
            <text:p>zuhlmann</text:p>
          </table:table-cell>
          <table:table-cell table:number-columns-repeated="999"/>
        </table:table-row>
        <table:table-row table:style-name="ro2">
          <table:table-cell office:value-type="string">
            <text:p>StaudingerP</text:p>
          </table:table-cell>
          <table:table-cell office:value-type="float" office:value="1">
            <text:p>1</text:p>
          </table:table-cell>
          <table:table-cell table:formula="of:=SUM([.D2:.Y2])" office:value-type="float" office:value="3187.325">
            <text:p>3187,325</text:p>
          </table:table-cell>
          <table:table-cell office:value-type="float" office:value="156.002">
            <text:p>156,002</text:p>
          </table:table-cell>
          <table:table-cell office:value-type="float" office:value="252.614">
            <text:p>252,614</text:p>
          </table:table-cell>
          <table:table-cell office:value-type="float" office:value="86.693">
            <text:p>86,693</text:p>
          </table:table-cell>
          <table:table-cell office:value-type="float" office:value="80.549">
            <text:p>80,549</text:p>
          </table:table-cell>
          <table:table-cell office:value-type="float" office:value="157.967">
            <text:p>157,967</text:p>
          </table:table-cell>
          <table:table-cell office:value-type="float" office:value="86.389">
            <text:p>86,389</text:p>
          </table:table-cell>
          <table:table-cell office:value-type="float" office:value="99.497">
            <text:p>99,497</text:p>
          </table:table-cell>
          <table:table-cell office:value-type="float" office:value="199.319">
            <text:p>199,319</text:p>
          </table:table-cell>
          <table:table-cell office:value-type="float" office:value="93.523">
            <text:p>93,523</text:p>
          </table:table-cell>
          <table:table-cell office:value-type="float" office:value="129.477">
            <text:p>129,477</text:p>
          </table:table-cell>
          <table:table-cell office:value-type="float" office:value="192.928">
            <text:p>192,928</text:p>
          </table:table-cell>
          <table:table-cell office:value-type="float" office:value="112.278">
            <text:p>112,278</text:p>
          </table:table-cell>
          <table:table-cell office:value-type="float" office:value="316.306">
            <text:p>316,306</text:p>
          </table:table-cell>
          <table:table-cell office:value-type="float" office:value="109.777">
            <text:p>109,777</text:p>
          </table:table-cell>
          <table:table-cell office:value-type="float" office:value="73.244">
            <text:p>73,244</text:p>
          </table:table-cell>
          <table:table-cell office:value-type="float" office:value="130.172">
            <text:p>130,172</text:p>
          </table:table-cell>
          <table:table-cell office:value-type="float" office:value="137.713">
            <text:p>137,713</text:p>
          </table:table-cell>
          <table:table-cell office:value-type="float" office:value="123.688">
            <text:p>123,688</text:p>
          </table:table-cell>
          <table:table-cell office:value-type="float" office:value="154.689">
            <text:p>154,689</text:p>
          </table:table-cell>
          <table:table-cell office:value-type="float" office:value="194.845">
            <text:p>194,845</text:p>
          </table:table-cell>
          <table:table-cell office:value-type="float" office:value="141.748">
            <text:p>141,748</text:p>
          </table:table-cell>
          <table:table-cell office:value-type="float" office:value="157.907">
            <text:p>157,907</text:p>
          </table:table-cell>
          <table:table-cell table:number-columns-repeated="999"/>
        </table:table-row>
        <table:table-row table:style-name="ro2">
          <table:table-cell office:value-type="string">
            <text:p>StaudingerC</text:p>
          </table:table-cell>
          <table:table-cell office:value-type="float" office:value="2">
            <text:p>2</text:p>
          </table:table-cell>
          <table:table-cell table:formula="of:=SUM([.D3:.Y3])" office:value-type="float" office:value="3167.576">
            <text:p>3167,576</text:p>
          </table:table-cell>
          <table:table-cell office:value-type="float" office:value="155.003">
            <text:p>155,003</text:p>
          </table:table-cell>
          <table:table-cell office:value-type="float" office:value="250.702">
            <text:p>250,702</text:p>
          </table:table-cell>
          <table:table-cell office:value-type="float" office:value="85.548">
            <text:p>85,548</text:p>
          </table:table-cell>
          <table:table-cell office:value-type="float" office:value="76.865">
            <text:p>76,865</text:p>
          </table:table-cell>
          <table:table-cell office:value-type="float" office:value="157.376">
            <text:p>157,376</text:p>
          </table:table-cell>
          <table:table-cell office:value-type="float" office:value="85.526">
            <text:p>85,526</text:p>
          </table:table-cell>
          <table:table-cell office:value-type="float" office:value="99.027">
            <text:p>99,027</text:p>
          </table:table-cell>
          <table:table-cell office:value-type="float" office:value="199.447">
            <text:p>199,447</text:p>
          </table:table-cell>
          <table:table-cell office:value-type="float" office:value="92.992">
            <text:p>92,992</text:p>
          </table:table-cell>
          <table:table-cell office:value-type="float" office:value="128.957">
            <text:p>128,957</text:p>
          </table:table-cell>
          <table:table-cell office:value-type="float" office:value="192.429">
            <text:p>192,429</text:p>
          </table:table-cell>
          <table:table-cell office:value-type="float" office:value="111.522">
            <text:p>111,522</text:p>
          </table:table-cell>
          <table:table-cell office:value-type="float" office:value="315.183">
            <text:p>315,183</text:p>
          </table:table-cell>
          <table:table-cell office:value-type="float" office:value="109.713">
            <text:p>109,713</text:p>
          </table:table-cell>
          <table:table-cell office:value-type="float" office:value="72.398">
            <text:p>72,398</text:p>
          </table:table-cell>
          <table:table-cell office:value-type="float" office:value="129.771">
            <text:p>129,771</text:p>
          </table:table-cell>
          <table:table-cell office:value-type="float" office:value="136.542">
            <text:p>136,542</text:p>
          </table:table-cell>
          <table:table-cell office:value-type="float" office:value="123.762">
            <text:p>123,762</text:p>
          </table:table-cell>
          <table:table-cell office:value-type="float" office:value="154.402">
            <text:p>154,402</text:p>
          </table:table-cell>
          <table:table-cell office:value-type="float" office:value="191.772">
            <text:p>191,772</text:p>
          </table:table-cell>
          <table:table-cell office:value-type="float" office:value="141.096">
            <text:p>141,096</text:p>
          </table:table-cell>
          <table:table-cell office:value-type="float" office:value="157.543">
            <text:p>157,543</text:p>
          </table:table-cell>
          <table:table-cell table:number-columns-repeated="999"/>
        </table:table-row>
        <table:table-row table:style-name="ro2">
          <table:table-cell office:value-type="string">
            <text:p>HettrichH</text:p>
          </table:table-cell>
          <table:table-cell office:value-type="float" office:value="3">
            <text:p>3</text:p>
          </table:table-cell>
          <table:table-cell table:formula="of:=SUM([.D4:.Y4])" office:value-type="float" office:value="3166.223">
            <text:p>3166,223</text:p>
          </table:table-cell>
          <table:table-cell office:value-type="float" office:value="154.236">
            <text:p>154,236</text:p>
          </table:table-cell>
          <table:table-cell office:value-type="float" office:value="251.699">
            <text:p>251,699</text:p>
          </table:table-cell>
          <table:table-cell office:value-type="float" office:value="85.239">
            <text:p>85,239</text:p>
          </table:table-cell>
          <table:table-cell office:value-type="float" office:value="80.649">
            <text:p>80,649</text:p>
          </table:table-cell>
          <table:table-cell office:value-type="float" office:value="157.621">
            <text:p>157,621</text:p>
          </table:table-cell>
          <table:table-cell office:value-type="float" office:value="85.327">
            <text:p>85,327</text:p>
          </table:table-cell>
          <table:table-cell office:value-type="float" office:value="98.651">
            <text:p>98,651</text:p>
          </table:table-cell>
          <table:table-cell office:value-type="float" office:value="199.89">
            <text:p>199,89</text:p>
          </table:table-cell>
          <table:table-cell office:value-type="float" office:value="92.131">
            <text:p>92,131</text:p>
          </table:table-cell>
          <table:table-cell office:value-type="float" office:value="129.059">
            <text:p>129,059</text:p>
          </table:table-cell>
          <table:table-cell office:value-type="float" office:value="192.457">
            <text:p>192,457</text:p>
          </table:table-cell>
          <table:table-cell office:value-type="float" office:value="111.715">
            <text:p>111,715</text:p>
          </table:table-cell>
          <table:table-cell office:value-type="float" office:value="316.409">
            <text:p>316,409</text:p>
          </table:table-cell>
          <table:table-cell office:value-type="float" office:value="108.843">
            <text:p>108,843</text:p>
          </table:table-cell>
          <table:table-cell office:value-type="float" office:value="72.412">
            <text:p>72,412</text:p>
          </table:table-cell>
          <table:table-cell office:value-type="float" office:value="129.952">
            <text:p>129,952</text:p>
          </table:table-cell>
          <table:table-cell office:value-type="float" office:value="138.054">
            <text:p>138,054</text:p>
          </table:table-cell>
          <table:table-cell office:value-type="float" office:value="123.759">
            <text:p>123,759</text:p>
          </table:table-cell>
          <table:table-cell office:value-type="float" office:value="153.479">
            <text:p>153,479</text:p>
          </table:table-cell>
          <table:table-cell office:value-type="float" office:value="186.217">
            <text:p>186,217</text:p>
          </table:table-cell>
          <table:table-cell office:value-type="float" office:value="140.762">
            <text:p>140,762</text:p>
          </table:table-cell>
          <table:table-cell office:value-type="float" office:value="157.662">
            <text:p>157,662</text:p>
          </table:table-cell>
          <table:table-cell table:number-columns-repeated="999"/>
        </table:table-row>
        <table:table-row table:style-name="ro2">
          <table:table-cell office:value-type="string">
            <text:p>RichterT</text:p>
          </table:table-cell>
          <table:table-cell office:value-type="float" office:value="4">
            <text:p>4</text:p>
          </table:table-cell>
          <table:table-cell table:formula="of:=SUM([.D5:.Y5])" office:value-type="float" office:value="3160.519">
            <text:p>3160,519</text:p>
          </table:table-cell>
          <table:table-cell office:value-type="float" office:value="148.043">
            <text:p>148,043</text:p>
          </table:table-cell>
          <table:table-cell office:value-type="float" office:value="248.565">
            <text:p>248,565</text:p>
          </table:table-cell>
          <table:table-cell office:value-type="float" office:value="86.491">
            <text:p>86,491</text:p>
          </table:table-cell>
          <table:table-cell office:value-type="float" office:value="77.912">
            <text:p>77,912</text:p>
          </table:table-cell>
          <table:table-cell office:value-type="float" office:value="155.688">
            <text:p>155,688</text:p>
          </table:table-cell>
          <table:table-cell office:value-type="float" office:value="85.715">
            <text:p>85,715</text:p>
          </table:table-cell>
          <table:table-cell office:value-type="float" office:value="98.412">
            <text:p>98,412</text:p>
          </table:table-cell>
          <table:table-cell office:value-type="float" office:value="196.473">
            <text:p>196,473</text:p>
          </table:table-cell>
          <table:table-cell office:value-type="float" office:value="93.103">
            <text:p>93,103</text:p>
          </table:table-cell>
          <table:table-cell office:value-type="float" office:value="126.85">
            <text:p>126,85</text:p>
          </table:table-cell>
          <table:table-cell office:value-type="float" office:value="189.392">
            <text:p>189,392</text:p>
          </table:table-cell>
          <table:table-cell office:value-type="float" office:value="110.443">
            <text:p>110,443</text:p>
          </table:table-cell>
          <table:table-cell office:value-type="float" office:value="308.212">
            <text:p>308,212</text:p>
          </table:table-cell>
          <table:table-cell office:value-type="float" office:value="109.536">
            <text:p>109,536</text:p>
          </table:table-cell>
          <table:table-cell office:value-type="float" office:value="72.659">
            <text:p>72,659</text:p>
          </table:table-cell>
          <table:table-cell office:value-type="float" office:value="128.17">
            <text:p>128,17</text:p>
          </table:table-cell>
          <table:table-cell office:value-type="float" office:value="135.487">
            <text:p>135,487</text:p>
          </table:table-cell>
          <table:table-cell office:value-type="float" office:value="122.237">
            <text:p>122,237</text:p>
          </table:table-cell>
          <table:table-cell office:value-type="float" office:value="152.994">
            <text:p>152,994</text:p>
          </table:table-cell>
          <table:table-cell office:value-type="float" office:value="218.321">
            <text:p>218,321</text:p>
          </table:table-cell>
          <table:table-cell office:value-type="float" office:value="140.221">
            <text:p>140,221</text:p>
          </table:table-cell>
          <table:table-cell office:value-type="float" office:value="155.595">
            <text:p>155,595</text:p>
          </table:table-cell>
          <table:table-cell table:number-columns-repeated="999"/>
        </table:table-row>
        <table:table-row table:style-name="ro2">
          <table:table-cell office:value-type="string">
            <text:p>SatzgerF</text:p>
          </table:table-cell>
          <table:table-cell office:value-type="float" office:value="5">
            <text:p>5</text:p>
          </table:table-cell>
          <table:table-cell table:formula="of:=SUM([.D6:.Y6])" office:value-type="float" office:value="3117.693">
            <text:p>3117,693</text:p>
          </table:table-cell>
          <table:table-cell office:value-type="float" office:value="146.66">
            <text:p>146,66</text:p>
          </table:table-cell>
          <table:table-cell office:value-type="float" office:value="248.171">
            <text:p>248,171</text:p>
          </table:table-cell>
          <table:table-cell office:value-type="float" office:value="83.635">
            <text:p>83,635</text:p>
          </table:table-cell>
          <table:table-cell office:value-type="float" office:value="75.161">
            <text:p>75,161</text:p>
          </table:table-cell>
          <table:table-cell office:value-type="float" office:value="155.142">
            <text:p>155,142</text:p>
          </table:table-cell>
          <table:table-cell office:value-type="float" office:value="84.426">
            <text:p>84,426</text:p>
          </table:table-cell>
          <table:table-cell office:value-type="float" office:value="97.969">
            <text:p>97,969</text:p>
          </table:table-cell>
          <table:table-cell office:value-type="float" office:value="196.174">
            <text:p>196,174</text:p>
          </table:table-cell>
          <table:table-cell office:value-type="float" office:value="92.195">
            <text:p>92,195</text:p>
          </table:table-cell>
          <table:table-cell office:value-type="float" office:value="127.449">
            <text:p>127,449</text:p>
          </table:table-cell>
          <table:table-cell office:value-type="float" office:value="190.449">
            <text:p>190,449</text:p>
          </table:table-cell>
          <table:table-cell office:value-type="float" office:value="110.191">
            <text:p>110,191</text:p>
          </table:table-cell>
          <table:table-cell office:value-type="float" office:value="309.069">
            <text:p>309,069</text:p>
          </table:table-cell>
          <table:table-cell office:value-type="float" office:value="104.208">
            <text:p>104,208</text:p>
          </table:table-cell>
          <table:table-cell office:value-type="float" office:value="71.92">
            <text:p>71,92</text:p>
          </table:table-cell>
          <table:table-cell office:value-type="float" office:value="128.162">
            <text:p>128,162</text:p>
          </table:table-cell>
          <table:table-cell office:value-type="float" office:value="134.916">
            <text:p>134,916</text:p>
          </table:table-cell>
          <table:table-cell office:value-type="float" office:value="122.307">
            <text:p>122,307</text:p>
          </table:table-cell>
          <table:table-cell office:value-type="float" office:value="152.005">
            <text:p>152,005</text:p>
          </table:table-cell>
          <table:table-cell office:value-type="float" office:value="192.744">
            <text:p>192,744</text:p>
          </table:table-cell>
          <table:table-cell office:value-type="float" office:value="139.529">
            <text:p>139,529</text:p>
          </table:table-cell>
          <table:table-cell office:value-type="float" office:value="155.211">
            <text:p>155,211</text:p>
          </table:table-cell>
          <table:table-cell table:number-columns-repeated="999"/>
        </table:table-row>
        <table:table-row table:style-name="ro2">
          <table:table-cell office:value-type="string">
            <text:p>UhlmannP</text:p>
          </table:table-cell>
          <table:table-cell office:value-type="float" office:value="6">
            <text:p>6</text:p>
          </table:table-cell>
          <table:table-cell table:formula="of:=SUM([.D7:.Y7])" office:value-type="float" office:value="3108.073">
            <text:p>3108,073</text:p>
          </table:table-cell>
          <table:table-cell office:value-type="float" office:value="151.213">
            <text:p>151,213</text:p>
          </table:table-cell>
          <table:table-cell office:value-type="float" office:value="245.627">
            <text:p>245,627</text:p>
          </table:table-cell>
          <table:table-cell office:value-type="float" office:value="84.654">
            <text:p>84,654</text:p>
          </table:table-cell>
          <table:table-cell office:value-type="float" office:value="79.146">
            <text:p>79,146</text:p>
          </table:table-cell>
          <table:table-cell office:value-type="float" office:value="153.526">
            <text:p>153,526</text:p>
          </table:table-cell>
          <table:table-cell office:value-type="float" office:value="84.1">
            <text:p>84,1</text:p>
          </table:table-cell>
          <table:table-cell office:value-type="float" office:value="96.397">
            <text:p>96,397</text:p>
          </table:table-cell>
          <table:table-cell office:value-type="float" office:value="194.628">
            <text:p>194,628</text:p>
          </table:table-cell>
          <table:table-cell office:value-type="float" office:value="92.421">
            <text:p>92,421</text:p>
          </table:table-cell>
          <table:table-cell office:value-type="float" office:value="125.47">
            <text:p>125,47</text:p>
          </table:table-cell>
          <table:table-cell office:value-type="float" office:value="188.177">
            <text:p>188,177</text:p>
          </table:table-cell>
          <table:table-cell office:value-type="float" office:value="109.15">
            <text:p>109,15</text:p>
          </table:table-cell>
          <table:table-cell office:value-type="float" office:value="306.574">
            <text:p>306,574</text:p>
          </table:table-cell>
          <table:table-cell office:value-type="float" office:value="108.209">
            <text:p>108,209</text:p>
          </table:table-cell>
          <table:table-cell office:value-type="float" office:value="72.761">
            <text:p>72,761</text:p>
          </table:table-cell>
          <table:table-cell office:value-type="float" office:value="126.687">
            <text:p>126,687</text:p>
          </table:table-cell>
          <table:table-cell office:value-type="float" office:value="134.082">
            <text:p>134,082</text:p>
          </table:table-cell>
          <table:table-cell office:value-type="float" office:value="120.794">
            <text:p>120,794</text:p>
          </table:table-cell>
          <table:table-cell office:value-type="float" office:value="150.184">
            <text:p>150,184</text:p>
          </table:table-cell>
          <table:table-cell office:value-type="float" office:value="194.099">
            <text:p>194,099</text:p>
          </table:table-cell>
          <table:table-cell office:value-type="float" office:value="136.614">
            <text:p>136,614</text:p>
          </table:table-cell>
          <table:table-cell office:value-type="float" office:value="153.56">
            <text:p>153,56</text:p>
          </table:table-cell>
          <table:table-cell table:number-columns-repeated="999"/>
        </table:table-row>
        <table:table-row table:style-name="ro2">
          <table:table-cell office:value-type="string">
            <text:p>MaraunM</text:p>
          </table:table-cell>
          <table:table-cell office:value-type="float" office:value="7">
            <text:p>7</text:p>
          </table:table-cell>
          <table:table-cell table:formula="of:=SUM([.D8:.Y8])" office:value-type="float" office:value="3101.95">
            <text:p>3101,95</text:p>
          </table:table-cell>
          <table:table-cell office:value-type="float" office:value="147.175">
            <text:p>147,175</text:p>
          </table:table-cell>
          <table:table-cell office:value-type="float" office:value="246.905">
            <text:p>246,905</text:p>
          </table:table-cell>
          <table:table-cell office:value-type="float" office:value="85.308">
            <text:p>85,308</text:p>
          </table:table-cell>
          <table:table-cell office:value-type="float" office:value="74.587">
            <text:p>74,587</text:p>
          </table:table-cell>
          <table:table-cell office:value-type="float" office:value="154.135">
            <text:p>154,135</text:p>
          </table:table-cell>
          <table:table-cell office:value-type="float" office:value="85.071">
            <text:p>85,071</text:p>
          </table:table-cell>
          <table:table-cell office:value-type="float" office:value="98.058">
            <text:p>98,058</text:p>
          </table:table-cell>
          <table:table-cell office:value-type="float" office:value="194.151">
            <text:p>194,151</text:p>
          </table:table-cell>
          <table:table-cell office:value-type="float" office:value="92.624">
            <text:p>92,624</text:p>
          </table:table-cell>
          <table:table-cell office:value-type="float" office:value="126.317">
            <text:p>126,317</text:p>
          </table:table-cell>
          <table:table-cell office:value-type="float" office:value="186.942">
            <text:p>186,942</text:p>
          </table:table-cell>
          <table:table-cell office:value-type="float" office:value="109.628">
            <text:p>109,628</text:p>
          </table:table-cell>
          <table:table-cell office:value-type="float" office:value="304.601">
            <text:p>304,601</text:p>
          </table:table-cell>
          <table:table-cell office:value-type="float" office:value="103.461">
            <text:p>103,461</text:p>
          </table:table-cell>
          <table:table-cell office:value-type="float" office:value="72.44">
            <text:p>72,44</text:p>
          </table:table-cell>
          <table:table-cell office:value-type="float" office:value="127.878">
            <text:p>127,878</text:p>
          </table:table-cell>
          <table:table-cell office:value-type="float" office:value="134.205">
            <text:p>134,205</text:p>
          </table:table-cell>
          <table:table-cell office:value-type="float" office:value="121.248">
            <text:p>121,248</text:p>
          </table:table-cell>
          <table:table-cell office:value-type="float" office:value="151.547">
            <text:p>151,547</text:p>
          </table:table-cell>
          <table:table-cell office:value-type="float" office:value="192.548">
            <text:p>192,548</text:p>
          </table:table-cell>
          <table:table-cell office:value-type="float" office:value="139.003">
            <text:p>139,003</text:p>
          </table:table-cell>
          <table:table-cell office:value-type="float" office:value="154.118">
            <text:p>154,118</text:p>
          </table:table-cell>
          <table:table-cell table:number-columns-repeated="999"/>
        </table:table-row>
        <table:table-row table:style-name="ro2">
          <table:table-cell office:value-type="string">
            <text:p>DemelH</text:p>
          </table:table-cell>
          <table:table-cell office:value-type="float" office:value="8">
            <text:p>8</text:p>
          </table:table-cell>
          <table:table-cell table:formula="of:=SUM([.D9:.Y9])" office:value-type="float" office:value="3101.891">
            <text:p>3101,891</text:p>
          </table:table-cell>
          <table:table-cell office:value-type="float" office:value="150.972">
            <text:p>150,972</text:p>
          </table:table-cell>
          <table:table-cell office:value-type="float" office:value="238.3">
            <text:p>238,3</text:p>
          </table:table-cell>
          <table:table-cell office:value-type="float" office:value="87.215">
            <text:p>87,215</text:p>
          </table:table-cell>
          <table:table-cell office:value-type="float" office:value="80.131">
            <text:p>80,131</text:p>
          </table:table-cell>
          <table:table-cell office:value-type="float" office:value="153.567">
            <text:p>153,567</text:p>
          </table:table-cell>
          <table:table-cell office:value-type="float" office:value="85.742">
            <text:p>85,742</text:p>
          </table:table-cell>
          <table:table-cell office:value-type="float" office:value="98.457">
            <text:p>98,457</text:p>
          </table:table-cell>
          <table:table-cell office:value-type="float" office:value="192.368">
            <text:p>192,368</text:p>
          </table:table-cell>
          <table:table-cell office:value-type="float" office:value="93.537">
            <text:p>93,537</text:p>
          </table:table-cell>
          <table:table-cell office:value-type="float" office:value="124.497">
            <text:p>124,497</text:p>
          </table:table-cell>
          <table:table-cell office:value-type="float" office:value="188.655">
            <text:p>188,655</text:p>
          </table:table-cell>
          <table:table-cell office:value-type="float" office:value="110.694">
            <text:p>110,694</text:p>
          </table:table-cell>
          <table:table-cell office:value-type="float" office:value="295.899">
            <text:p>295,899</text:p>
          </table:table-cell>
          <table:table-cell office:value-type="float" office:value="111.005">
            <text:p>111,005</text:p>
          </table:table-cell>
          <table:table-cell office:value-type="float" office:value="73.343">
            <text:p>73,343</text:p>
          </table:table-cell>
          <table:table-cell office:value-type="float" office:value="126.681">
            <text:p>126,681</text:p>
          </table:table-cell>
          <table:table-cell office:value-type="float" office:value="133.721">
            <text:p>133,721</text:p>
          </table:table-cell>
          <table:table-cell office:value-type="float" office:value="121.117">
            <text:p>121,117</text:p>
          </table:table-cell>
          <table:table-cell office:value-type="float" office:value="150.123">
            <text:p>150,123</text:p>
          </table:table-cell>
          <table:table-cell office:value-type="float" office:value="192.652">
            <text:p>192,652</text:p>
          </table:table-cell>
          <table:table-cell office:value-type="float" office:value="139.491">
            <text:p>139,491</text:p>
          </table:table-cell>
          <table:table-cell office:value-type="float" office:value="153.724">
            <text:p>153,724</text:p>
          </table:table-cell>
          <table:table-cell table:number-columns-repeated="999"/>
        </table:table-row>
        <table:table-row table:style-name="ro2">
          <table:table-cell office:value-type="string">
            <text:p>BrenneisM</text:p>
          </table:table-cell>
          <table:table-cell office:value-type="float" office:value="9">
            <text:p>9</text:p>
          </table:table-cell>
          <table:table-cell table:formula="of:=SUM([.D10:.Y10])" office:value-type="float" office:value="3082.35">
            <text:p>3082,35</text:p>
          </table:table-cell>
          <table:table-cell office:value-type="float" office:value="147.531">
            <text:p>147,531</text:p>
          </table:table-cell>
          <table:table-cell office:value-type="float" office:value="244.548">
            <text:p>244,548</text:p>
          </table:table-cell>
          <table:table-cell office:value-type="float" office:value="84.395">
            <text:p>84,395</text:p>
          </table:table-cell>
          <table:table-cell office:value-type="float" office:value="76.093">
            <text:p>76,093</text:p>
          </table:table-cell>
          <table:table-cell office:value-type="float" office:value="152.937">
            <text:p>152,937</text:p>
          </table:table-cell>
          <table:table-cell office:value-type="float" office:value="84.203">
            <text:p>84,203</text:p>
          </table:table-cell>
          <table:table-cell office:value-type="float" office:value="96.707">
            <text:p>96,707</text:p>
          </table:table-cell>
          <table:table-cell office:value-type="float" office:value="192.729">
            <text:p>192,729</text:p>
          </table:table-cell>
          <table:table-cell office:value-type="float" office:value="91.613">
            <text:p>91,613</text:p>
          </table:table-cell>
          <table:table-cell office:value-type="float" office:value="124.351">
            <text:p>124,351</text:p>
          </table:table-cell>
          <table:table-cell office:value-type="float" office:value="187.502">
            <text:p>187,502</text:p>
          </table:table-cell>
          <table:table-cell office:value-type="float" office:value="108.988">
            <text:p>108,988</text:p>
          </table:table-cell>
          <table:table-cell office:value-type="float" office:value="302.411">
            <text:p>302,411</text:p>
          </table:table-cell>
          <table:table-cell office:value-type="float" office:value="103.22">
            <text:p>103,22</text:p>
          </table:table-cell>
          <table:table-cell office:value-type="float" office:value="72.59">
            <text:p>72,59</text:p>
          </table:table-cell>
          <table:table-cell office:value-type="float" office:value="124.818">
            <text:p>124,818</text:p>
          </table:table-cell>
          <table:table-cell office:value-type="float" office:value="133.156">
            <text:p>133,156</text:p>
          </table:table-cell>
          <table:table-cell office:value-type="float" office:value="120.709">
            <text:p>120,709</text:p>
          </table:table-cell>
          <table:table-cell office:value-type="float" office:value="150.804">
            <text:p>150,804</text:p>
          </table:table-cell>
          <table:table-cell office:value-type="float" office:value="192.02">
            <text:p>192,02</text:p>
          </table:table-cell>
          <table:table-cell office:value-type="float" office:value="138.161">
            <text:p>138,161</text:p>
          </table:table-cell>
          <table:table-cell office:value-type="float" office:value="152.864">
            <text:p>152,864</text:p>
          </table:table-cell>
          <table:table-cell table:number-columns-repeated="999"/>
        </table:table-row>
        <table:table-row table:style-name="ro3">
          <table:table-cell office:value-type="string">
            <text:p>WagenfuehrD</text:p>
          </table:table-cell>
          <table:table-cell office:value-type="string">
            <text:p><text:s/></text:p>
          </table:table-cell>
          <table:table-cell table:formula="of:=SUM([.D11:.Y11])" office:value-type="float" office:value="3080.946">
            <text:p>3080,946</text:p>
          </table:table-cell>
          <table:table-cell office:value-type="float" office:value="145.052">
            <text:p>145,052</text:p>
          </table:table-cell>
          <table:table-cell office:value-type="float" office:value="244.16">
            <text:p>244,16</text:p>
          </table:table-cell>
          <table:table-cell office:value-type="float" office:value="84.579">
            <text:p>84,579</text:p>
          </table:table-cell>
          <table:table-cell office:value-type="float" office:value="76.036">
            <text:p>76,036</text:p>
          </table:table-cell>
          <table:table-cell office:value-type="float" office:value="152.997">
            <text:p>152,997</text:p>
          </table:table-cell>
          <table:table-cell office:value-type="float" office:value="83.563">
            <text:p>83,563</text:p>
          </table:table-cell>
          <table:table-cell office:value-type="float" office:value="96.983">
            <text:p>96,983</text:p>
          </table:table-cell>
          <table:table-cell office:value-type="float" office:value="193.51">
            <text:p>193,51</text:p>
          </table:table-cell>
          <table:table-cell office:value-type="float" office:value="92.029">
            <text:p>92,029</text:p>
          </table:table-cell>
          <table:table-cell office:value-type="float" office:value="125.787">
            <text:p>125,787</text:p>
          </table:table-cell>
          <table:table-cell office:value-type="float" office:value="185.579">
            <text:p>185,579</text:p>
          </table:table-cell>
          <table:table-cell office:value-type="float" office:value="108.919">
            <text:p>108,919</text:p>
          </table:table-cell>
          <table:table-cell office:value-type="float" office:value="302.465">
            <text:p>302,465</text:p>
          </table:table-cell>
          <table:table-cell office:value-type="float" office:value="103.879">
            <text:p>103,879</text:p>
          </table:table-cell>
          <table:table-cell office:value-type="float" office:value="71.996">
            <text:p>71,996</text:p>
          </table:table-cell>
          <table:table-cell office:value-type="float" office:value="126.545">
            <text:p>126,545</text:p>
          </table:table-cell>
          <table:table-cell office:value-type="float" office:value="133.091">
            <text:p>133,091</text:p>
          </table:table-cell>
          <table:table-cell office:value-type="float" office:value="119.547">
            <text:p>119,547</text:p>
          </table:table-cell>
          <table:table-cell office:value-type="float" office:value="150.63">
            <text:p>150,63</text:p>
          </table:table-cell>
          <table:table-cell office:value-type="float" office:value="192.85">
            <text:p>192,85</text:p>
          </table:table-cell>
          <table:table-cell office:value-type="float" office:value="137.802">
            <text:p>137,802</text:p>
          </table:table-cell>
          <table:table-cell office:value-type="float" office:value="152.947">
            <text:p>152,947</text:p>
          </table:table-cell>
          <table:table-cell table:number-columns-repeated="999"/>
        </table:table-row>
        <table:table-row table:style-name="ro2">
          <table:table-cell office:value-type="string">
            <text:p>BraunM</text:p>
          </table:table-cell>
          <table:table-cell office:value-type="float" office:value="10">
            <text:p>10</text:p>
          </table:table-cell>
          <table:table-cell table:formula="of:=SUM([.D12:.Y12])" office:value-type="float" office:value="3058.158">
            <text:p>3058,158</text:p>
          </table:table-cell>
          <table:table-cell office:value-type="float" office:value="145.907">
            <text:p>145,907</text:p>
          </table:table-cell>
          <table:table-cell office:value-type="float" office:value="245.447">
            <text:p>245,447</text:p>
          </table:table-cell>
          <table:table-cell office:value-type="float" office:value="82.167">
            <text:p>82,167</text:p>
          </table:table-cell>
          <table:table-cell office:value-type="float" office:value="75.663">
            <text:p>75,663</text:p>
          </table:table-cell>
          <table:table-cell office:value-type="float" office:value="154.072">
            <text:p>154,072</text:p>
          </table:table-cell>
          <table:table-cell office:value-type="float" office:value="84.278">
            <text:p>84,278</text:p>
          </table:table-cell>
          <table:table-cell office:value-type="float" office:value="97.492">
            <text:p>97,492</text:p>
          </table:table-cell>
          <table:table-cell office:value-type="float" office:value="192.518">
            <text:p>192,518</text:p>
          </table:table-cell>
          <table:table-cell office:value-type="float" office:value="90.108">
            <text:p>90,108</text:p>
          </table:table-cell>
          <table:table-cell office:value-type="float" office:value="126.041">
            <text:p>126,041</text:p>
          </table:table-cell>
          <table:table-cell office:value-type="float" office:value="183.083">
            <text:p>183,083</text:p>
          </table:table-cell>
          <table:table-cell office:value-type="float" office:value="109.793">
            <text:p>109,793</text:p>
          </table:table-cell>
          <table:table-cell office:value-type="float" office:value="283.551">
            <text:p>283,551</text:p>
          </table:table-cell>
          <table:table-cell office:value-type="float" office:value="100.179">
            <text:p>100,179</text:p>
          </table:table-cell>
          <table:table-cell office:value-type="float" office:value="71.276">
            <text:p>71,276</text:p>
          </table:table-cell>
          <table:table-cell office:value-type="float" office:value="127.745">
            <text:p>127,745</text:p>
          </table:table-cell>
          <table:table-cell office:value-type="float" office:value="133.675">
            <text:p>133,675</text:p>
          </table:table-cell>
          <table:table-cell office:value-type="float" office:value="121.436">
            <text:p>121,436</text:p>
          </table:table-cell>
          <table:table-cell office:value-type="float" office:value="151.033">
            <text:p>151,033</text:p>
          </table:table-cell>
          <table:table-cell office:value-type="float" office:value="191.083">
            <text:p>191,083</text:p>
          </table:table-cell>
          <table:table-cell office:value-type="float" office:value="137.795">
            <text:p>137,795</text:p>
          </table:table-cell>
          <table:table-cell office:value-type="float" office:value="153.816">
            <text:p>153,816</text:p>
          </table:table-cell>
          <table:table-cell table:number-columns-repeated="999"/>
        </table:table-row>
        <table:table-row table:style-name="ro2">
          <table:table-cell office:value-type="string">
            <text:p>GrossT</text:p>
          </table:table-cell>
          <table:table-cell office:value-type="float" office:value="11">
            <text:p>11</text:p>
          </table:table-cell>
          <table:table-cell table:formula="of:=SUM([.D13:.Y13])" office:value-type="float" office:value="3028.445">
            <text:p>3028,445</text:p>
          </table:table-cell>
          <table:table-cell office:value-type="float" office:value="145.286">
            <text:p>145,286</text:p>
          </table:table-cell>
          <table:table-cell office:value-type="float" office:value="240.585">
            <text:p>240,585</text:p>
          </table:table-cell>
          <table:table-cell office:value-type="float" office:value="83.007">
            <text:p>83,007</text:p>
          </table:table-cell>
          <table:table-cell office:value-type="float" office:value="75.253">
            <text:p>75,253</text:p>
          </table:table-cell>
          <table:table-cell office:value-type="float" office:value="151.351">
            <text:p>151,351</text:p>
          </table:table-cell>
          <table:table-cell office:value-type="float" office:value="83.549">
            <text:p>83,549</text:p>
          </table:table-cell>
          <table:table-cell office:value-type="float" office:value="95.921">
            <text:p>95,921</text:p>
          </table:table-cell>
          <table:table-cell office:value-type="float" office:value="190.359">
            <text:p>190,359</text:p>
          </table:table-cell>
          <table:table-cell office:value-type="float" office:value="91.271">
            <text:p>91,271</text:p>
          </table:table-cell>
          <table:table-cell office:value-type="float" office:value="122.803">
            <text:p>122,803</text:p>
          </table:table-cell>
          <table:table-cell office:value-type="float" office:value="184.635">
            <text:p>184,635</text:p>
          </table:table-cell>
          <table:table-cell office:value-type="float" office:value="107.571">
            <text:p>107,571</text:p>
          </table:table-cell>
          <table:table-cell office:value-type="float" office:value="280.166">
            <text:p>280,166</text:p>
          </table:table-cell>
          <table:table-cell office:value-type="float" office:value="102.029">
            <text:p>102,029</text:p>
          </table:table-cell>
          <table:table-cell office:value-type="float" office:value="72.327">
            <text:p>72,327</text:p>
          </table:table-cell>
          <table:table-cell office:value-type="float" office:value="123.467">
            <text:p>123,467</text:p>
          </table:table-cell>
          <table:table-cell office:value-type="float" office:value="131.428">
            <text:p>131,428</text:p>
          </table:table-cell>
          <table:table-cell office:value-type="float" office:value="119.46">
            <text:p>119,46</text:p>
          </table:table-cell>
          <table:table-cell office:value-type="float" office:value="148.694">
            <text:p>148,694</text:p>
          </table:table-cell>
          <table:table-cell office:value-type="float" office:value="191.316">
            <text:p>191,316</text:p>
          </table:table-cell>
          <table:table-cell office:value-type="float" office:value="136.628">
            <text:p>136,628</text:p>
          </table:table-cell>
          <table:table-cell office:value-type="float" office:value="151.339">
            <text:p>151,339</text:p>
          </table:table-cell>
          <table:table-cell table:number-columns-repeated="999"/>
        </table:table-row>
        <table:table-row table:style-name="ro2">
          <table:table-cell office:value-type="string">
            <text:p>RichterJ</text:p>
          </table:table-cell>
          <table:table-cell office:value-type="float" office:value="12">
            <text:p>12</text:p>
          </table:table-cell>
          <table:table-cell table:formula="of:=SUM([.D14:.Y14])" office:value-type="float" office:value="3025.668">
            <text:p>3025,668</text:p>
          </table:table-cell>
          <table:table-cell office:value-type="float" office:value="145.367">
            <text:p>145,367</text:p>
          </table:table-cell>
          <table:table-cell office:value-type="float" office:value="242.92">
            <text:p>242,92</text:p>
          </table:table-cell>
          <table:table-cell office:value-type="float" office:value="81.847">
            <text:p>81,847</text:p>
          </table:table-cell>
          <table:table-cell office:value-type="float" office:value="75.334">
            <text:p>75,334</text:p>
          </table:table-cell>
          <table:table-cell office:value-type="float" office:value="152.234">
            <text:p>152,234</text:p>
          </table:table-cell>
          <table:table-cell office:value-type="float" office:value="84.412">
            <text:p>84,412</text:p>
          </table:table-cell>
          <table:table-cell office:value-type="float" office:value="96.178">
            <text:p>96,178</text:p>
          </table:table-cell>
          <table:table-cell office:value-type="float" office:value="191.103">
            <text:p>191,103</text:p>
          </table:table-cell>
          <table:table-cell office:value-type="float" office:value="91.013">
            <text:p>91,013</text:p>
          </table:table-cell>
          <table:table-cell office:value-type="float" office:value="123.996">
            <text:p>123,996</text:p>
          </table:table-cell>
          <table:table-cell office:value-type="float" office:value="181.906">
            <text:p>181,906</text:p>
          </table:table-cell>
          <table:table-cell office:value-type="float" office:value="108.478">
            <text:p>108,478</text:p>
          </table:table-cell>
          <table:table-cell office:value-type="float" office:value="269.952">
            <text:p>269,952</text:p>
          </table:table-cell>
          <table:table-cell office:value-type="float" office:value="101.31">
            <text:p>101,31</text:p>
          </table:table-cell>
          <table:table-cell office:value-type="float" office:value="71.535">
            <text:p>71,535</text:p>
          </table:table-cell>
          <table:table-cell office:value-type="float" office:value="126.067">
            <text:p>126,067</text:p>
          </table:table-cell>
          <table:table-cell office:value-type="float" office:value="132.738">
            <text:p>132,738</text:p>
          </table:table-cell>
          <table:table-cell office:value-type="float" office:value="119.085">
            <text:p>119,085</text:p>
          </table:table-cell>
          <table:table-cell office:value-type="float" office:value="150.145">
            <text:p>150,145</text:p>
          </table:table-cell>
          <table:table-cell office:value-type="float" office:value="190.99">
            <text:p>190,99</text:p>
          </table:table-cell>
          <table:table-cell office:value-type="float" office:value="136.718">
            <text:p>136,718</text:p>
          </table:table-cell>
          <table:table-cell office:value-type="float" office:value="152.34">
            <text:p>152,34</text:p>
          </table:table-cell>
          <table:table-cell table:number-columns-repeated="999"/>
        </table:table-row>
        <table:table-row table:style-name="ro2">
          <table:table-cell office:value-type="string">
            <text:p>HummelKleine</text:p>
          </table:table-cell>
          <table:table-cell office:value-type="float" office:value="13">
            <text:p>13</text:p>
          </table:table-cell>
          <table:table-cell table:formula="of:=SUM([.D15:.Y15])" office:value-type="float" office:value="2963.948">
            <text:p>2963,948</text:p>
          </table:table-cell>
          <table:table-cell office:value-type="float" office:value="152.191">
            <text:p>152,191</text:p>
          </table:table-cell>
          <table:table-cell office:value-type="float" office:value="231.393">
            <text:p>231,393</text:p>
          </table:table-cell>
          <table:table-cell office:value-type="float" office:value="85.771">
            <text:p>85,771</text:p>
          </table:table-cell>
          <table:table-cell office:value-type="float" office:value="77.815">
            <text:p>77,815</text:p>
          </table:table-cell>
          <table:table-cell office:value-type="float" office:value="153.39">
            <text:p>153,39</text:p>
          </table:table-cell>
          <table:table-cell office:value-type="float" office:value="84.882">
            <text:p>84,882</text:p>
          </table:table-cell>
          <table:table-cell office:value-type="float" office:value="96.736">
            <text:p>96,736</text:p>
          </table:table-cell>
          <table:table-cell office:value-type="float" office:value="193.147">
            <text:p>193,147</text:p>
          </table:table-cell>
          <table:table-cell office:value-type="float" office:value="92.4">
            <text:p>92,4</text:p>
          </table:table-cell>
          <table:table-cell office:value-type="float" office:value="0">
            <text:p>0</text:p>
          </table:table-cell>
          <table:table-cell office:value-type="float" office:value="188.507">
            <text:p>188,507</text:p>
          </table:table-cell>
          <table:table-cell office:value-type="float" office:value="108.919">
            <text:p>108,919</text:p>
          </table:table-cell>
          <table:table-cell office:value-type="float" office:value="303.126">
            <text:p>303,126</text:p>
          </table:table-cell>
          <table:table-cell office:value-type="float" office:value="107.3">
            <text:p>107,3</text:p>
          </table:table-cell>
          <table:table-cell office:value-type="float" office:value="73.214">
            <text:p>73,214</text:p>
          </table:table-cell>
          <table:table-cell office:value-type="float" office:value="125.715">
            <text:p>125,715</text:p>
          </table:table-cell>
          <table:table-cell office:value-type="float" office:value="134.39">
            <text:p>134,39</text:p>
          </table:table-cell>
          <table:table-cell office:value-type="float" office:value="121.26">
            <text:p>121,26</text:p>
          </table:table-cell>
          <table:table-cell office:value-type="float" office:value="150.953">
            <text:p>150,953</text:p>
          </table:table-cell>
          <table:table-cell office:value-type="float" office:value="192.021">
            <text:p>192,021</text:p>
          </table:table-cell>
          <table:table-cell office:value-type="float" office:value="137.785">
            <text:p>137,785</text:p>
          </table:table-cell>
          <table:table-cell office:value-type="float" office:value="153.033">
            <text:p>153,033</text:p>
          </table:table-cell>
          <table:table-cell table:number-columns-repeated="999"/>
        </table:table-row>
        <table:table-row table:style-name="ro2">
          <table:table-cell office:value-type="string">
            <text:p>BlobnerH</text:p>
          </table:table-cell>
          <table:table-cell office:value-type="float" office:value="14">
            <text:p>14</text:p>
          </table:table-cell>
          <table:table-cell table:formula="of:=SUM([.D16:.Y16])" office:value-type="float" office:value="2926.775">
            <text:p>2926,775</text:p>
          </table:table-cell>
          <table:table-cell office:value-type="float" office:value="142.604">
            <text:p>142,604</text:p>
          </table:table-cell>
          <table:table-cell office:value-type="float" office:value="232.207">
            <text:p>232,207</text:p>
          </table:table-cell>
          <table:table-cell office:value-type="float" office:value="80.369">
            <text:p>80,369</text:p>
          </table:table-cell>
          <table:table-cell office:value-type="float" office:value="72.705">
            <text:p>72,705</text:p>
          </table:table-cell>
          <table:table-cell office:value-type="float" office:value="147.572">
            <text:p>147,572</text:p>
          </table:table-cell>
          <table:table-cell office:value-type="float" office:value="79.856">
            <text:p>79,856</text:p>
          </table:table-cell>
          <table:table-cell office:value-type="float" office:value="93.143">
            <text:p>93,143</text:p>
          </table:table-cell>
          <table:table-cell office:value-type="float" office:value="186.083">
            <text:p>186,083</text:p>
          </table:table-cell>
          <table:table-cell office:value-type="float" office:value="88.798">
            <text:p>88,798</text:p>
          </table:table-cell>
          <table:table-cell office:value-type="float" office:value="119.625">
            <text:p>119,625</text:p>
          </table:table-cell>
          <table:table-cell office:value-type="float" office:value="174.514">
            <text:p>174,514</text:p>
          </table:table-cell>
          <table:table-cell office:value-type="float" office:value="105.211">
            <text:p>105,211</text:p>
          </table:table-cell>
          <table:table-cell office:value-type="float" office:value="255.068">
            <text:p>255,068</text:p>
          </table:table-cell>
          <table:table-cell office:value-type="float" office:value="102.916">
            <text:p>102,916</text:p>
          </table:table-cell>
          <table:table-cell office:value-type="float" office:value="70.717">
            <text:p>70,717</text:p>
          </table:table-cell>
          <table:table-cell office:value-type="float" office:value="120.931">
            <text:p>120,931</text:p>
          </table:table-cell>
          <table:table-cell office:value-type="float" office:value="128.682">
            <text:p>128,682</text:p>
          </table:table-cell>
          <table:table-cell office:value-type="float" office:value="116.231">
            <text:p>116,231</text:p>
          </table:table-cell>
          <table:table-cell office:value-type="float" office:value="143.86">
            <text:p>143,86</text:p>
          </table:table-cell>
          <table:table-cell office:value-type="float" office:value="184.14">
            <text:p>184,14</text:p>
          </table:table-cell>
          <table:table-cell office:value-type="float" office:value="134.129">
            <text:p>134,129</text:p>
          </table:table-cell>
          <table:table-cell office:value-type="float" office:value="147.414">
            <text:p>147,414</text:p>
          </table:table-cell>
          <table:table-cell table:number-columns-repeated="999"/>
        </table:table-row>
        <table:table-row table:style-name="ro2">
          <table:table-cell office:value-type="string">
            <text:p>PummerT</text:p>
          </table:table-cell>
          <table:table-cell office:value-type="float" office:value="15">
            <text:p>15</text:p>
          </table:table-cell>
          <table:table-cell table:formula="of:=SUM([.D17:.Y17])" office:value-type="float" office:value="2818.245">
            <text:p>2818,245</text:p>
          </table:table-cell>
          <table:table-cell office:value-type="float" office:value="137.674">
            <text:p>137,674</text:p>
          </table:table-cell>
          <table:table-cell office:value-type="float" office:value="225.184">
            <text:p>225,184</text:p>
          </table:table-cell>
          <table:table-cell office:value-type="float" office:value="77.808">
            <text:p>77,808</text:p>
          </table:table-cell>
          <table:table-cell office:value-type="float" office:value="70.701">
            <text:p>70,701</text:p>
          </table:table-cell>
          <table:table-cell office:value-type="float" office:value="140.343">
            <text:p>140,343</text:p>
          </table:table-cell>
          <table:table-cell office:value-type="float" office:value="78.299">
            <text:p>78,299</text:p>
          </table:table-cell>
          <table:table-cell office:value-type="float" office:value="88.8">
            <text:p>88,8</text:p>
          </table:table-cell>
          <table:table-cell office:value-type="float" office:value="173.083">
            <text:p>173,083</text:p>
          </table:table-cell>
          <table:table-cell office:value-type="float" office:value="84.42">
            <text:p>84,42</text:p>
          </table:table-cell>
          <table:table-cell office:value-type="float" office:value="116.118">
            <text:p>116,118</text:p>
          </table:table-cell>
          <table:table-cell office:value-type="float" office:value="167.871">
            <text:p>167,871</text:p>
          </table:table-cell>
          <table:table-cell office:value-type="float" office:value="100.868">
            <text:p>100,868</text:p>
          </table:table-cell>
          <table:table-cell office:value-type="float" office:value="253.544">
            <text:p>253,544</text:p>
          </table:table-cell>
          <table:table-cell office:value-type="float" office:value="96.142">
            <text:p>96,142</text:p>
          </table:table-cell>
          <table:table-cell office:value-type="float" office:value="68.722">
            <text:p>68,722</text:p>
          </table:table-cell>
          <table:table-cell office:value-type="float" office:value="114.334">
            <text:p>114,334</text:p>
          </table:table-cell>
          <table:table-cell office:value-type="float" office:value="122.008">
            <text:p>122,008</text:p>
          </table:table-cell>
          <table:table-cell office:value-type="float" office:value="112.469">
            <text:p>112,469</text:p>
          </table:table-cell>
          <table:table-cell office:value-type="float" office:value="137.782">
            <text:p>137,782</text:p>
          </table:table-cell>
          <table:table-cell office:value-type="float" office:value="185.447">
            <text:p>185,447</text:p>
          </table:table-cell>
          <table:table-cell office:value-type="float" office:value="126.31">
            <text:p>126,31</text:p>
          </table:table-cell>
          <table:table-cell office:value-type="float" office:value="140.318">
            <text:p>140,318</text:p>
          </table:table-cell>
          <table:table-cell table:number-columns-repeated="999"/>
        </table:table-row>
        <table:table-row table:style-name="ro2">
          <table:table-cell office:value-type="string">
            <text:p>BartensteinD</text:p>
          </table:table-cell>
          <table:table-cell office:value-type="float" office:value="16">
            <text:p>16</text:p>
          </table:table-cell>
          <table:table-cell table:formula="of:=SUM([.D18:.Y18])" office:value-type="float" office:value="2788.766">
            <text:p>2788,766</text:p>
          </table:table-cell>
          <table:table-cell office:value-type="float" office:value="137.139">
            <text:p>137,139</text:p>
          </table:table-cell>
          <table:table-cell office:value-type="float" office:value="222.664">
            <text:p>222,664</text:p>
          </table:table-cell>
          <table:table-cell office:value-type="float" office:value="77.939">
            <text:p>77,939</text:p>
          </table:table-cell>
          <table:table-cell office:value-type="float" office:value="71.325">
            <text:p>71,325</text:p>
          </table:table-cell>
          <table:table-cell office:value-type="float" office:value="138.286">
            <text:p>138,286</text:p>
          </table:table-cell>
          <table:table-cell office:value-type="float" office:value="78.547">
            <text:p>78,547</text:p>
          </table:table-cell>
          <table:table-cell office:value-type="float" office:value="89.282">
            <text:p>89,282</text:p>
          </table:table-cell>
          <table:table-cell office:value-type="float" office:value="172.112">
            <text:p>172,112</text:p>
          </table:table-cell>
          <table:table-cell office:value-type="float" office:value="78.605">
            <text:p>78,605</text:p>
          </table:table-cell>
          <table:table-cell office:value-type="float" office:value="113.84">
            <text:p>113,84</text:p>
          </table:table-cell>
          <table:table-cell office:value-type="float" office:value="166.21">
            <text:p>166,21</text:p>
          </table:table-cell>
          <table:table-cell office:value-type="float" office:value="99.933">
            <text:p>99,933</text:p>
          </table:table-cell>
          <table:table-cell office:value-type="float" office:value="250.224">
            <text:p>250,224</text:p>
          </table:table-cell>
          <table:table-cell office:value-type="float" office:value="93.655">
            <text:p>93,655</text:p>
          </table:table-cell>
          <table:table-cell office:value-type="float" office:value="68.361">
            <text:p>68,361</text:p>
          </table:table-cell>
          <table:table-cell office:value-type="float" office:value="113.584">
            <text:p>113,584</text:p>
          </table:table-cell>
          <table:table-cell office:value-type="float" office:value="121.452">
            <text:p>121,452</text:p>
          </table:table-cell>
          <table:table-cell office:value-type="float" office:value="109.615">
            <text:p>109,615</text:p>
          </table:table-cell>
          <table:table-cell office:value-type="float" office:value="137.289">
            <text:p>137,289</text:p>
          </table:table-cell>
          <table:table-cell office:value-type="float" office:value="184.421">
            <text:p>184,421</text:p>
          </table:table-cell>
          <table:table-cell office:value-type="float" office:value="125.956">
            <text:p>125,956</text:p>
          </table:table-cell>
          <table:table-cell office:value-type="float" office:value="138.327">
            <text:p>138,327</text:p>
          </table:table-cell>
          <table:table-cell table:number-columns-repeated="999"/>
        </table:table-row>
        <table:table-row table:style-name="ro2">
          <table:table-cell office:value-type="string">
            <text:p>Egg8bn</text:p>
          </table:table-cell>
          <table:table-cell office:value-type="float" office:value="17">
            <text:p>17</text:p>
          </table:table-cell>
          <table:table-cell table:formula="of:=SUM([.D19:.Y19])" office:value-type="float" office:value="2730.113">
            <text:p>2730,113</text:p>
          </table:table-cell>
          <table:table-cell office:value-type="float" office:value="132.803">
            <text:p>132,803</text:p>
          </table:table-cell>
          <table:table-cell office:value-type="float" office:value="217.776">
            <text:p>217,776</text:p>
          </table:table-cell>
          <table:table-cell office:value-type="float" office:value="76.713">
            <text:p>76,713</text:p>
          </table:table-cell>
          <table:table-cell office:value-type="float" office:value="68.872">
            <text:p>68,872</text:p>
          </table:table-cell>
          <table:table-cell office:value-type="float" office:value="135.047">
            <text:p>135,047</text:p>
          </table:table-cell>
          <table:table-cell office:value-type="float" office:value="75.817">
            <text:p>75,817</text:p>
          </table:table-cell>
          <table:table-cell office:value-type="float" office:value="85.328">
            <text:p>85,328</text:p>
          </table:table-cell>
          <table:table-cell office:value-type="float" office:value="167.989">
            <text:p>167,989</text:p>
          </table:table-cell>
          <table:table-cell office:value-type="float" office:value="83.771">
            <text:p>83,771</text:p>
          </table:table-cell>
          <table:table-cell office:value-type="float" office:value="111.575">
            <text:p>111,575</text:p>
          </table:table-cell>
          <table:table-cell office:value-type="float" office:value="159.669">
            <text:p>159,669</text:p>
          </table:table-cell>
          <table:table-cell office:value-type="float" office:value="97.133">
            <text:p>97,133</text:p>
          </table:table-cell>
          <table:table-cell office:value-type="float" office:value="245.81">
            <text:p>245,81</text:p>
          </table:table-cell>
          <table:table-cell office:value-type="float" office:value="93.459">
            <text:p>93,459</text:p>
          </table:table-cell>
          <table:table-cell office:value-type="float" office:value="68.473">
            <text:p>68,473</text:p>
          </table:table-cell>
          <table:table-cell office:value-type="float" office:value="112.862">
            <text:p>112,862</text:p>
          </table:table-cell>
          <table:table-cell office:value-type="float" office:value="115.851">
            <text:p>115,851</text:p>
          </table:table-cell>
          <table:table-cell office:value-type="float" office:value="108.359">
            <text:p>108,359</text:p>
          </table:table-cell>
          <table:table-cell office:value-type="float" office:value="131.743">
            <text:p>131,743</text:p>
          </table:table-cell>
          <table:table-cell office:value-type="float" office:value="183.637">
            <text:p>183,637</text:p>
          </table:table-cell>
          <table:table-cell office:value-type="float" office:value="122.608">
            <text:p>122,608</text:p>
          </table:table-cell>
          <table:table-cell office:value-type="float" office:value="134.818">
            <text:p>134,818</text:p>
          </table:table-cell>
          <table:table-cell table:number-columns-repeated="999"/>
        </table:table-row>
        <table:table-row table:style-name="ro2">
          <table:table-cell office:value-type="string">
            <text:p>Egg6bn</text:p>
          </table:table-cell>
          <table:table-cell office:value-type="float" office:value="18">
            <text:p>18</text:p>
          </table:table-cell>
          <table:table-cell table:formula="of:=SUM([.D20:.Y20])" office:value-type="float" office:value="2711.855">
            <text:p>2711,855</text:p>
          </table:table-cell>
          <table:table-cell office:value-type="float" office:value="132.566">
            <text:p>132,566</text:p>
          </table:table-cell>
          <table:table-cell office:value-type="float" office:value="216.223">
            <text:p>216,223</text:p>
          </table:table-cell>
          <table:table-cell office:value-type="float" office:value="76.373">
            <text:p>76,373</text:p>
          </table:table-cell>
          <table:table-cell office:value-type="float" office:value="69.039">
            <text:p>69,039</text:p>
          </table:table-cell>
          <table:table-cell office:value-type="float" office:value="134.326">
            <text:p>134,326</text:p>
          </table:table-cell>
          <table:table-cell office:value-type="float" office:value="75.585">
            <text:p>75,585</text:p>
          </table:table-cell>
          <table:table-cell office:value-type="float" office:value="85.013">
            <text:p>85,013</text:p>
          </table:table-cell>
          <table:table-cell office:value-type="float" office:value="162.848">
            <text:p>162,848</text:p>
          </table:table-cell>
          <table:table-cell office:value-type="float" office:value="80.489">
            <text:p>80,489</text:p>
          </table:table-cell>
          <table:table-cell office:value-type="float" office:value="112.656">
            <text:p>112,656</text:p>
          </table:table-cell>
          <table:table-cell office:value-type="float" office:value="160.944">
            <text:p>160,944</text:p>
          </table:table-cell>
          <table:table-cell office:value-type="float" office:value="96.312">
            <text:p>96,312</text:p>
          </table:table-cell>
          <table:table-cell office:value-type="float" office:value="246.128">
            <text:p>246,128</text:p>
          </table:table-cell>
          <table:table-cell office:value-type="float" office:value="94.298">
            <text:p>94,298</text:p>
          </table:table-cell>
          <table:table-cell office:value-type="float" office:value="67.724">
            <text:p>67,724</text:p>
          </table:table-cell>
          <table:table-cell office:value-type="float" office:value="107.488">
            <text:p>107,488</text:p>
          </table:table-cell>
          <table:table-cell office:value-type="float" office:value="116.345">
            <text:p>116,345</text:p>
          </table:table-cell>
          <table:table-cell office:value-type="float" office:value="107.185">
            <text:p>107,185</text:p>
          </table:table-cell>
          <table:table-cell office:value-type="float" office:value="132.162">
            <text:p>132,162</text:p>
          </table:table-cell>
          <table:table-cell office:value-type="float" office:value="183.345">
            <text:p>183,345</text:p>
          </table:table-cell>
          <table:table-cell office:value-type="float" office:value="120.529">
            <text:p>120,529</text:p>
          </table:table-cell>
          <table:table-cell office:value-type="float" office:value="134.277">
            <text:p>134,277</text:p>
          </table:table-cell>
          <table:table-cell table:number-columns-repeated="999"/>
        </table:table-row>
        <table:table-row table:style-name="ro2">
          <table:table-cell office:value-type="string">
            <text:p>KnauerR</text:p>
          </table:table-cell>
          <table:table-cell office:value-type="float" office:value="19">
            <text:p>19</text:p>
          </table:table-cell>
          <table:table-cell table:formula="of:=SUM([.D21:.Y21])" office:value-type="float" office:value="2535.1">
            <text:p>2535,1</text:p>
          </table:table-cell>
          <table:table-cell office:value-type="float" office:value="122.531">
            <text:p>122,531</text:p>
          </table:table-cell>
          <table:table-cell office:value-type="float" office:value="197.775">
            <text:p>197,775</text:p>
          </table:table-cell>
          <table:table-cell office:value-type="float" office:value="73.748">
            <text:p>73,748</text:p>
          </table:table-cell>
          <table:table-cell office:value-type="float" office:value="67.394">
            <text:p>67,394</text:p>
          </table:table-cell>
          <table:table-cell office:value-type="float" office:value="121.724">
            <text:p>121,724</text:p>
          </table:table-cell>
          <table:table-cell office:value-type="float" office:value="72.377">
            <text:p>72,377</text:p>
          </table:table-cell>
          <table:table-cell office:value-type="float" office:value="78.82">
            <text:p>78,82</text:p>
          </table:table-cell>
          <table:table-cell office:value-type="float" office:value="153.209">
            <text:p>153,209</text:p>
          </table:table-cell>
          <table:table-cell office:value-type="float" office:value="76.827">
            <text:p>76,827</text:p>
          </table:table-cell>
          <table:table-cell office:value-type="float" office:value="96.514">
            <text:p>96,514</text:p>
          </table:table-cell>
          <table:table-cell office:value-type="float" office:value="150.318">
            <text:p>150,318</text:p>
          </table:table-cell>
          <table:table-cell office:value-type="float" office:value="87.329">
            <text:p>87,329</text:p>
          </table:table-cell>
          <table:table-cell office:value-type="float" office:value="241.107">
            <text:p>241,107</text:p>
          </table:table-cell>
          <table:table-cell office:value-type="float" office:value="91.337">
            <text:p>91,337</text:p>
          </table:table-cell>
          <table:table-cell office:value-type="float" office:value="65.993">
            <text:p>65,993</text:p>
          </table:table-cell>
          <table:table-cell office:value-type="float" office:value="99.199">
            <text:p>99,199</text:p>
          </table:table-cell>
          <table:table-cell office:value-type="float" office:value="107.019">
            <text:p>107,019</text:p>
          </table:table-cell>
          <table:table-cell office:value-type="float" office:value="95.647">
            <text:p>95,647</text:p>
          </table:table-cell>
          <table:table-cell office:value-type="float" office:value="122.307">
            <text:p>122,307</text:p>
          </table:table-cell>
          <table:table-cell office:value-type="float" office:value="180.478">
            <text:p>180,478</text:p>
          </table:table-cell>
          <table:table-cell office:value-type="float" office:value="111.764">
            <text:p>111,764</text:p>
          </table:table-cell>
          <table:table-cell office:value-type="float" office:value="121.683">
            <text:p>121,683</text:p>
          </table:table-cell>
          <table:table-cell table:number-columns-repeated="999"/>
        </table:table-row>
        <table:table-row table:style-name="ro2">
          <table:table-cell office:value-type="string">
            <text:p>RamppA</text:p>
          </table:table-cell>
          <table:table-cell office:value-type="float" office:value="20">
            <text:p>20</text:p>
          </table:table-cell>
          <table:table-cell table:formula="of:=SUM([.D22:.Y22])" office:value-type="float" office:value="2388.842">
            <text:p>2388,842</text:p>
          </table:table-cell>
          <table:table-cell office:value-type="float" office:value="122.493">
            <text:p>122,493</text:p>
          </table:table-cell>
          <table:table-cell office:value-type="float" office:value="61.483">
            <text:p>61,483</text:p>
          </table:table-cell>
          <table:table-cell office:value-type="float" office:value="73.413">
            <text:p>73,413</text:p>
          </table:table-cell>
          <table:table-cell office:value-type="float" office:value="66.723">
            <text:p>66,723</text:p>
          </table:table-cell>
          <table:table-cell office:value-type="float" office:value="121.176">
            <text:p>121,176</text:p>
          </table:table-cell>
          <table:table-cell office:value-type="float" office:value="71.677">
            <text:p>71,677</text:p>
          </table:table-cell>
          <table:table-cell office:value-type="float" office:value="78.431">
            <text:p>78,431</text:p>
          </table:table-cell>
          <table:table-cell office:value-type="float" office:value="152.908">
            <text:p>152,908</text:p>
          </table:table-cell>
          <table:table-cell office:value-type="float" office:value="75.957">
            <text:p>75,957</text:p>
          </table:table-cell>
          <table:table-cell office:value-type="float" office:value="96.602">
            <text:p>96,602</text:p>
          </table:table-cell>
          <table:table-cell office:value-type="float" office:value="150.326">
            <text:p>150,326</text:p>
          </table:table-cell>
          <table:table-cell office:value-type="float" office:value="86.256">
            <text:p>86,256</text:p>
          </table:table-cell>
          <table:table-cell office:value-type="float" office:value="239.807">
            <text:p>239,807</text:p>
          </table:table-cell>
          <table:table-cell office:value-type="float" office:value="91.241">
            <text:p>91,241</text:p>
          </table:table-cell>
          <table:table-cell office:value-type="float" office:value="65.579">
            <text:p>65,579</text:p>
          </table:table-cell>
          <table:table-cell office:value-type="float" office:value="98.997">
            <text:p>98,997</text:p>
          </table:table-cell>
          <table:table-cell office:value-type="float" office:value="105.796">
            <text:p>105,796</text:p>
          </table:table-cell>
          <table:table-cell office:value-type="float" office:value="95.101">
            <text:p>95,101</text:p>
          </table:table-cell>
          <table:table-cell office:value-type="float" office:value="121.731">
            <text:p>121,731</text:p>
          </table:table-cell>
          <table:table-cell office:value-type="float" office:value="180.282">
            <text:p>180,282</text:p>
          </table:table-cell>
          <table:table-cell office:value-type="float" office:value="111.692">
            <text:p>111,692</text:p>
          </table:table-cell>
          <table:table-cell office:value-type="float" office:value="121.171">
            <text:p>121,171</text:p>
          </table:table-cell>
          <table:table-cell table:number-columns-repeated="999"/>
        </table:table-row>
        <table:table-row table:style-name="ro2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2:Tabelle1.AMJ2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 </meta:initial-creator>
    <meta:creation-date>2012-12-27T15:56:57</meta:creation-date>
    <dc:date>2013-02-21T05:47:08</dc:date>
    <meta:editing-duration>PT10H27M13S</meta:editing-duration>
    <meta:editing-cycles>26</meta:editing-cycles>
    <meta:generator>LibreOffice/3.5$Linux_X86_64 LibreOffice_project/350m1$Build-2</meta:generator>
    <meta:document-statistic meta:table-count="3" meta:cell-count="550" meta:object-count="0"/>
  </office:meta>
</office:document-meta>
</file>